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1" fo:text-indent="0cm" style:auto-text-indent="false"/>
    </style:style>
    <style:style style:name="P2" style:family="paragraph" style:parent-style-name="Text_20_body">
      <style:paragraph-properties fo:orphans="1"/>
    </style:style>
    <style:style style:name="P3" style:family="paragraph" style:parent-style-name="Text_20_body" style:list-style-name="L1">
      <style:paragraph-properties fo:margin-top="0cm" fo:margin-bottom="0cm" style:contextual-spacing="false" fo:orphans="1"/>
    </style:style>
    <style:style style:name="P4" style:family="paragraph" style:parent-style-name="Text_20_body" style:list-style-name="L1">
      <style:paragraph-properties fo:orphans="1"/>
    </style:style>
    <style:style style:name="P5" style:family="paragraph" style:parent-style-name="Text_20_body" style:list-style-name="L2">
      <style:paragraph-properties fo:margin-top="0cm" fo:margin-bottom="0cm" style:contextual-spacing="false" fo:orphans="1"/>
    </style:style>
    <style:style style:name="P6" style:family="paragraph" style:parent-style-name="Text_20_body" style:list-style-name="L2">
      <style:paragraph-properties fo:orphans="1"/>
    </style:style>
    <style:style style:name="P7" style:family="paragraph" style:parent-style-name="Text_20_body" style:list-style-name="L3">
      <style:paragraph-properties fo:margin-top="0cm" fo:margin-bottom="0cm" style:contextual-spacing="false" fo:orphans="1"/>
    </style:style>
    <style:style style:name="P8" style:family="paragraph" style:parent-style-name="Text_20_body" style:list-style-name="L3">
      <style:paragraph-properties fo:orphans="1"/>
    </style:style>
    <style:style style:name="P9" style:family="paragraph" style:parent-style-name="Text_20_body" style:list-style-name="L4">
      <style:paragraph-properties fo:margin-top="0cm" fo:margin-bottom="0cm" style:contextual-spacing="false" fo:orphans="1"/>
    </style:style>
    <style:style style:name="P10" style:family="paragraph" style:parent-style-name="Text_20_body" style:list-style-name="L4">
      <style:paragraph-properties fo:orphans="1"/>
    </style:style>
    <style:style style:name="P11" style:family="paragraph" style:parent-style-name="Text_20_body" style:list-style-name="L5">
      <style:paragraph-properties fo:margin-top="0cm" fo:margin-bottom="0cm" style:contextual-spacing="false" fo:orphans="1"/>
    </style:style>
    <style:style style:name="P12" style:family="paragraph" style:parent-style-name="Text_20_body" style:list-style-name="L5">
      <style:paragraph-properties fo:orphans="1"/>
    </style:style>
    <style:style style:name="P13" style:family="paragraph" style:parent-style-name="Text_20_body" style:list-style-name="L6">
      <style:paragraph-properties fo:margin-top="0cm" fo:margin-bottom="0cm" style:contextual-spacing="false" fo:orphans="1"/>
    </style:style>
    <style:style style:name="P14" style:family="paragraph" style:parent-style-name="Text_20_body" style:list-style-name="L6">
      <style:paragraph-properties fo:orphans="1"/>
    </style:style>
    <style:style style:name="P15" style:family="paragraph" style:parent-style-name="Text_20_body">
      <style:paragraph-properties fo:orphans="1"/>
      <style:text-properties officeooo:paragraph-rsid="000c88d3"/>
    </style:style>
    <style:style style:name="T1" style:family="text">
      <style:text-properties officeooo:rsid="000af57f"/>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240801 Ergebnisbericht bis </text:span>88% Genauigkeit</text:h>
      <text:p text:style-name="P1"/>
      <text:h text:style-name="Heading_20_2" text:outline-level="2">Traingsergebnis der Vollversion</text:h>
      <text:p text:style-name="P1">Ich werde die Ergebnisse zusammenfassen und analysieren.</text:p>
      <text:h text:style-name="Heading_20_4" text:outline-level="4">Gesamtdauer: </text:h>
      <text:p text:style-name="P15">Das Training aller drei Modelle dauerte insgesamt etwa <text:span text:style-name="T2">7 Stunden und 34 Minuten.</text:span></text:p>
      <text:h text:style-name="Heading_20_4" text:outline-level="4">Aufschlüsselung nach Modellen:</text:h>
      <text:list text:style-name="L1">
        <text:list-item>
          <text:p text:style-name="P3">DistilBERT: </text:p>
          <text:list>
            <text:list-item>
              <text:p text:style-name="P3">Trainingsdauer: 1 Stunde 32 Minuten 40 Sekunden </text:p>
            </text:list-item>
            <text:list-item>
              <text:p text:style-name="P3">Finale Genauigkeit: 88.20% </text:p>
            </text:list-item>
            <text:list-item>
              <text:p text:style-name="P3">Trainingsverlust: 0.8341 </text:p>
            </text:list-item>
          </text:list>
        </text:list-item>
        <text:list-item>
          <text:p text:style-name="P3">RoBERTa: </text:p>
          <text:list>
            <text:list-item>
              <text:p text:style-name="P3">Trainingsdauer: 2 Stunden 59 Minuten 48 Sekunden </text:p>
            </text:list-item>
            <text:list-item>
              <text:p text:style-name="P3">Finale Genauigkeit: 86.86% </text:p>
            </text:list-item>
            <text:list-item>
              <text:p text:style-name="P3">Trainingsverlust: 0.7414 </text:p>
            </text:list-item>
          </text:list>
        </text:list-item>
        <text:list-item>
          <text:p text:style-name="P3">ALBERT: </text:p>
          <text:list>
            <text:list-item>
              <text:p text:style-name="P3">Trainingsdauer: 3 Stunden 1 Minute 57 Sekunden </text:p>
            </text:list-item>
            <text:list-item>
              <text:p text:style-name="P3">Finale Genauigkeit: 85.79% </text:p>
            </text:list-item>
            <text:list-item>
              <text:p text:style-name="P4">Trainingsverlust: 0.6950 </text:p>
            </text:list-item>
          </text:list>
        </text:list-item>
      </text:list>
      <text:h text:style-name="Heading_20_4" text:outline-level="4">Ergebnisse und Beobachtungen:</text:h>
      <text:list text:style-name="L2">
        <text:list-item>
          <text:p text:style-name="P5">Alle Modelle zeigen eine deutliche Verbesserung gegenüber dem Quick-Modus, mit Genauigkeiten über 85%. </text:p>
        </text:list-item>
        <text:list-item>
          <text:p text:style-name="P5">DistilBERT schnitt überraschenderweise am besten ab, sowohl in Bezug auf die Genauigkeit als auch auf die Trainingszeit. Es erreichte die höchste Genauigkeit von 88.20% in der kürzesten Zeit. </text:p>
        </text:list-item>
        <text:list-item>
          <text:p text:style-name="P5">RoBERTa und ALBERT benötigten etwa doppelt so lange zum Training wie DistilBERT, erzielten aber etwas niedrigere Genauigkeiten. </text:p>
        </text:list-item>
        <text:list-item>
          <text:p text:style-name="P5">Alle Modelle zeigten eine stetige Verbesserung über die Epochen hinweg, was darauf hindeutet, dass das Training erfolgreich war und die Modelle von den zusätzlichen Daten und der längeren Trainingszeit profitierten. </text:p>
        </text:list-item>
        <text:list-item>
          <text:p text:style-name="P6">Der Unterschied in der Genauigkeit zwischen den Modellen ist relativ gering (etwa 2.4% zwischen dem besten und dem schlechtesten Modell), was darauf hindeutet, dass alle Modelle gut für diese Aufgabe geeignet sind. </text:p>
        </text:list-item>
      </text:list>
      <text:h text:style-name="Heading_20_4" text:outline-level="4">Schlussfolgerungen und nächste Schritte:</text:h>
      <text:list text:style-name="L3">
        <text:list-item>
          <text:p text:style-name="P7">DistilBERT scheint für diese spezifische Aufgabe die beste Wahl zu sein, da es die höchste Genauigkeit in der kürzesten Zeit erreicht hat. </text:p>
        </text:list-item>
        <text:list-item>
          <text:p text:style-name="P7">Es könnte interessant sein, die Vorhersagen der verschiedenen Modelle zu vergleichen, um zu sehen, ob sie bei bestimmten Beispielen unterschiedlich abschneiden. </text:p>
        </text:list-item>
        <text:list-item>
          <text:p text:style-name="P7"><text:soft-page-break/>Sie könnten in Betracht ziehen, ein Ensemble-Modell zu erstellen, das die Vorhersagen aller drei Modelle kombiniert, um möglicherweise noch bessere Ergebnisse zu erzielen. </text:p>
        </text:list-item>
        <text:list-item>
          <text:p text:style-name="P7">Führen Sie einige Testvorhersagen durch, um die reale Leistung der Modelle zu überprüfen und zu sehen, wie gut sie auf ungesehene Daten generalisieren. </text:p>
        </text:list-item>
        <text:list-item>
          <text:p text:style-name="P8">Wenn Sie die Leistung weiter verbessern möchten, könnten Sie Techniken wie Kreuzvalidierung, Hyperparameter-Tuning oder Datenaugmentierung in Betracht ziehen. </text:p>
        </text:list-item>
      </text:list>
      <text:p text:style-name="P2">Insgesamt sind die Ergebnisse sehr vielversprechend, und Sie haben jetzt gut trainierte Modelle, die Sie für Ihre Klassifikationsaufgabe einsetzen können.</text:p>
      <text:h text:style-name="Heading_20_2" text:outline-level="2">Traingsergebnis im Quickmodus</text:h>
      <text:p text:style-name="P1">Lassen Sie uns die Ergebnisse des Quick-Modus mit den vollständigen Trainingsergebnissen vergleichen. Hier sind die Ergebnisse.</text:p>
      <text:h text:style-name="Heading_20_4" text:outline-level="4">Quick-Modus Ergebnisse:</text:h>
      <text:list text:style-name="L4">
        <text:list-item>
          <text:p text:style-name="P9">DistilBERT: </text:p>
          <text:list>
            <text:list-item>
              <text:p text:style-name="P9">Trainingszeit: ca. 5 Minuten 14 Sekunden </text:p>
            </text:list-item>
            <text:list-item>
              <text:p text:style-name="P9">Evaluierungsgenauigkeit: 63.16% </text:p>
            </text:list-item>
            <text:list-item>
              <text:p text:style-name="P9">Trainingsverlust: 2.3816 </text:p>
            </text:list-item>
          </text:list>
        </text:list-item>
        <text:list-item>
          <text:p text:style-name="P9">RoBERTa: </text:p>
          <text:list>
            <text:list-item>
              <text:p text:style-name="P9">Trainingszeit: ca. 10 Minuten 8 Sekunden </text:p>
            </text:list-item>
            <text:list-item>
              <text:p text:style-name="P9">Evaluierungsgenauigkeit: 63.16% </text:p>
            </text:list-item>
            <text:list-item>
              <text:p text:style-name="P9">Trainingsverlust: 2.3897 </text:p>
            </text:list-item>
          </text:list>
        </text:list-item>
        <text:list-item>
          <text:p text:style-name="P9">ALBERT: </text:p>
          <text:list>
            <text:list-item>
              <text:p text:style-name="P9">Trainingszeit: ca. 9 Minuten 45 Sekunden </text:p>
            </text:list-item>
            <text:list-item>
              <text:p text:style-name="P9">Evaluierungsgenauigkeit: 60.53% </text:p>
            </text:list-item>
            <text:list-item>
              <text:p text:style-name="P10">Trainingsverlust: 1.7550 </text:p>
            </text:list-item>
          </text:list>
        </text:list-item>
      </text:list>
      <text:h text:style-name="Heading_20_4" text:outline-level="4">Vergleich mit vollständigem Training:</text:h>
      <text:list text:style-name="L5">
        <text:list-item>
          <text:p text:style-name="P11">DistilBERT: </text:p>
          <text:list>
            <text:list-item>
              <text:p text:style-name="P11">Quick: 63.16% Genauigkeit in ~5 Minuten </text:p>
            </text:list-item>
            <text:list-item>
              <text:p text:style-name="P11">Vollständig: 88.20% Genauigkeit in ~1.5 Stunden </text:p>
            </text:list-item>
            <text:list-item>
              <text:p text:style-name="P11">Verbesserung: +25.04% Genauigkeit </text:p>
            </text:list-item>
          </text:list>
        </text:list-item>
        <text:list-item>
          <text:p text:style-name="P11">RoBERTa: </text:p>
          <text:list>
            <text:list-item>
              <text:p text:style-name="P11">Quick: 63.16% Genauigkeit in ~10 Minuten </text:p>
            </text:list-item>
            <text:list-item>
              <text:p text:style-name="P11">Vollständig: 86.86% Genauigkeit in ~3 Stunden </text:p>
            </text:list-item>
            <text:list-item>
              <text:p text:style-name="P11">Verbesserung: +23.70% Genauigkeit </text:p>
            </text:list-item>
          </text:list>
        </text:list-item>
        <text:list-item>
          <text:p text:style-name="P11">ALBERT: </text:p>
          <text:list>
            <text:list-item>
              <text:p text:style-name="P11">Quick: 60.53% Genauigkeit in ~10 Minuten </text:p>
            </text:list-item>
            <text:list-item>
              <text:p text:style-name="P11">Vollständig: 85.79% Genauigkeit in ~3 Stunden </text:p>
            </text:list-item>
            <text:list-item>
              <text:p text:style-name="P12">Verbesserung: +25.26% Genauigkeit </text:p>
            </text:list-item>
          </text:list>
        </text:list-item>
      </text:list>
      <text:h text:style-name="Heading_20_4" text:outline-level="4">Schlussfolgerungen:</text:h>
      <text:list text:style-name="L6">
        <text:list-item>
          <text:p text:style-name="P13">Signifikante Verbesserung: Alle Modelle zeigten eine erhebliche Verbesserung der Genauigkeit im Bereich von 23-25% durch das vollständige Training. </text:p>
        </text:list-item>
        <text:list-item>
          <text:p text:style-name="P13"><text:soft-page-break/>Zeit-Leistungs-Verhältnis: Der Quick-Modus bietet eine grobe Schätzung in sehr kurzer Zeit, während das vollständige Training deutlich bessere Ergebnisse liefert, aber auch wesentlich mehr Zeit in Anspruch nimmt. </text:p>
        </text:list-item>
        <text:list-item>
          <text:p text:style-name="P13">Konsistenz: Im Quick-Modus waren die Leistungen der Modelle ähnlich, mit ALBERT etwas hinterherhinkend. Im vollständigen Training zeigte DistilBERT die beste Leistung, gefolgt von RoBERTa und dann ALBERT. </text:p>
        </text:list-item>
        <text:list-item>
          <text:p text:style-name="P13">Effizienz von DistilBERT: DistilBERT zeigte in beiden Modi eine starke Leistung und bestätigte seinen Ruf als effizientes Modell, das gute Ergebnisse in kürzerer Zeit liefert. </text:p>
        </text:list-item>
        <text:list-item>
          <text:p text:style-name="P14">Lernkurve: Die deutliche Verbesserung zeigt, dass die Modelle von mehr Daten und Trainingszeit erheblich profitieren konnten. </text:p>
        </text:list-item>
      </text:list>
      <text:p text:style-name="P2">Der Quick-Modus eignet sich gut für schnelle Tests und initiale Einschätzungen, während das vollständige Training notwendig ist, um die volle Leistungsfähigkeit der Modelle auszuschöpfen. Die Ergebnisse bestätigen, dass das längere Training eine lohnende Investition war und zu deutlich besseren Klassifikationsmodellen führt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1T11:40:43.451107715</meta:creation-date>
    <dc:date>2024-08-01T17:45:42.170148192</dc:date>
    <meta:editing-duration>PT5H54M21S</meta:editing-duration>
    <meta:editing-cycles>3</meta:editing-cycles>
    <meta:generator>LibreOffice/24.2.4.2$Linux_X86_64 LibreOffice_project/420$Build-2</meta:generator>
    <meta:document-statistic meta:table-count="0" meta:image-count="0" meta:object-count="0" meta:page-count="3" meta:paragraph-count="66" meta:word-count="637" meta:character-count="4662" meta:non-whitespace-character-count="4090"/>
  </office:meta>
</office:document-meta>
</file>